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style:font-size-complex="24pt"/>
    </style:style>
    <style:style style:name="P2" style:family="paragraph" style:parent-style-name="Standard">
      <style:paragraph-properties fo:text-align="end" style:justify-single-word="false"/>
      <style:text-properties style:font-size-complex="18pt"/>
    </style:style>
    <style:style style:name="P3" style:family="paragraph" style:parent-style-name="Standard">
      <style:paragraph-properties fo:text-align="end" style:justify-single-word="false"/>
    </style:style>
    <style:style style:name="P4" style:family="paragraph" style:parent-style-name="Standard">
      <style:paragraph-properties fo:margin-top="0in" fo:margin-bottom="0.1965in" loext:contextual-spacing="false"/>
    </style:style>
    <style:style style:name="P5" style:family="paragraph" style:parent-style-name="Text_20_body">
      <style:paragraph-properties fo:text-align="center" style:justify-single-word="false"/>
      <style:text-properties officeooo:rsid="0003b9c7" officeooo:paragraph-rsid="0003b9c7"/>
    </style:style>
    <style:style style:name="P6" style:family="paragraph" style:parent-style-name="Text_20_body">
      <style:paragraph-properties fo:text-align="start" style:justify-single-word="false"/>
      <style:text-properties officeooo:rsid="0003b9c7" officeooo:paragraph-rsid="0003b9c7"/>
    </style:style>
    <style:style style:name="P7" style:family="paragraph" style:parent-style-name="Text_20_body">
      <style:paragraph-properties fo:text-align="start" style:justify-single-word="false"/>
      <style:text-properties officeooo:rsid="00042321" officeooo:paragraph-rsid="00042321"/>
    </style:style>
    <style:style style:name="P8" style:family="paragraph" style:parent-style-name="Text_20_body">
      <style:paragraph-properties fo:text-align="start" style:justify-single-word="false"/>
      <style:text-properties officeooo:paragraph-rsid="00042321"/>
    </style:style>
    <style:style style:name="P9" style:family="paragraph" style:parent-style-name="Text_20_body">
      <style:paragraph-properties fo:text-align="start" style:justify-single-word="false"/>
      <style:text-properties officeooo:paragraph-rsid="00042321"/>
    </style:style>
    <style:style style:name="P10" style:family="paragraph" style:parent-style-name="Text_20_body">
      <style:paragraph-properties fo:text-align="start" style:justify-single-word="false"/>
      <style:text-properties officeooo:rsid="0009ce32" officeooo:paragraph-rsid="0009ce32"/>
    </style:style>
    <style:style style:name="P11" style:family="paragraph" style:parent-style-name="Heading_20_1">
      <style:paragraph-properties fo:text-align="center" style:justify-single-word="false"/>
    </style:style>
    <style:style style:name="P12" style:family="paragraph">
      <style:paragraph-properties fo:text-align="center"/>
    </style:style>
    <style:style style:name="T1" style:family="text">
      <style:text-properties fo:font-size="18pt"/>
    </style:style>
    <style:style style:name="T2" style:family="text">
      <style:text-properties style:font-size-complex="18pt"/>
    </style:style>
    <style:style style:name="T3" style:family="text">
      <style:text-properties officeooo:rsid="00042321"/>
    </style:style>
    <style:style style:name="T4" style:family="text">
      <style:text-properties officeooo:rsid="0007b4e4"/>
    </style:style>
    <style:style style:name="T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erah of Prophet Muhammad 5 - Genealogy &amp; Year of the Elephant</text:h>
      <text:p text:style-name="P5">By Dr. Yasir Qadhi</text:p>
      <text:p text:style-name="P6"><draw:line text:anchor-type="paragraph" draw:z-index="1" draw:name="Shape2" draw:style-name="gr1" draw:text-style-name="P12" svg:x1="0.0563in" svg:y1="0.0744in" svg:x2="6.7854in" svg:y2="0.0744in"><text:p/></draw:line></text:p>
      <text:p text:style-name="P8"><text:span text:style-name="T3">Lecture Name: Seerah of Prophet Muhammad 5 - </text:span>Genealogy &amp; Year of the Elephant </text:p>
      <text:p text:style-name="P7">Lecturer: Dr. Yasir Qadhi</text:p>
      <text:p text:style-name="P8"><text:span text:style-name="T4">Lecture Date: </text:span>14th January 2015</text:p>
      <text:p text:style-name="P8"><text:span text:style-name="T3">Place: </text:span><text:span text:style-name="T5">Memphis, TN</text:span></text:p>
      <text:p text:style-name="P10"><text:span text:style-name="T5">URL: https://www.youtube.com/watch?v=629isa8LujE</text:span></text:p>
      <text:p text:style-name="P7">Transcriber:</text:p>
      <text:p text:style-name="P7">Transcript Source: https://arqadhi.blogspot.com/2015/11/005-genealogy-year-of-elephant.html</text:p>
      <text:p text:style-name="Standard"><draw:line text:anchor-type="paragraph" draw:z-index="0" draw:name="Shape1" draw:style-name="gr1" draw:text-style-name="P12" svg:x1="0.0146in" svg:y1="0.1862in" svg:x2="6.8791in" svg:y2="0.1862in"><text:p/></draw:line></text:p>
      <text:p text:style-name="Standard"/>
      <text:p text:style-name="Standard">In sha Allahu ta'aala, today will be, -as we said-, a rehash of one of the first episodes of the seerah. And that is the genealogy of the Prophet SAW.<text:line-break/><text:line-break/>And we begin by talking about, really, the entire Arab race. Because this is how the books of seerah begin. Who exactly are the Arabs.<text:line-break/><text:line-break/>And there are many theories; and the fact of the matter is that: there is nothing that is, -quote unquote- scientific. These are all legends that the Arabs have -basically- transferred down, generation to generation. And this is the standard narrative.<text:line-break/><text:line-break/>The standard narrative goes that: the Arabs can be divided into two broad categories.<text:line-break/><text:line-break/>The first of them are the extinct Arabs (al-'Arabal Baaidah). They're gone. The extinct Arabs. And these are also called the Ancient Arabs. And these are the earliest civilizations known in the land of Arabia. The earliest human civilizations known. And the Qur'an mentioned some of them; such as: Thamud and 'Aad. And there were other tribes as well.<text:line-break/><text:line-break/>And so these civilizations, they no longer exist -obviously-; and their progeny, -according to the majority and dominant opinion- (and we'll come to another opinion), has been completely exterminated; that Allah SWT basically exterminated all of them. And these civilizations flourished five to six thousand years ago i. e. from the earliest dawn of the recorded civilization. And some of them were destroyed by Allah SWT, such as 'Aad and Thamud. And others were forced to evacuate or wiped out by war; so the point is: these are called the Ancient Arabs; and they're simply in the text books of history.<text:line-break/><text:line-break/>The second group of Arabs are called the remaining Arabs (al-'Arabal Baaqiyah); Those who remained. So we have the extinct Arabs (the Ancient), then we have the remaining Arabs (al-'Arabal Baaqiyah). And these Arabs are divided into two categories, okay? So these Arabs are divided into two categories:<text:line-break/><text:soft-page-break/><text:line-break/>The first of these are: the al-'Arab al-'Aaribah, or if you want to be in English: the Pure Arabs. 'The Arabs who were pure Arabs'.<text:line-break/><text:line-break/>And the second al-'Arabal Musta'ribah. The Arabs who became 'Arab; the Arabs who learned the Arabic language.<text:line-break/><text:line-break/>So far so clear?<text:line-break/><text:line-break/><text:bookmark text:name="more"/><text:line-break/><text:line-break/>So you have the original Arab (al-'Arabal 'Aaribah); then you have the Arabs who became Arab; the Arabs who took the Arabic language (al-'Arab al-Musta'ribah). And there are two figures (that the legend says) are the founders of each of these. These two figures are not brothers, obviously. They're two separate categories.<text:line-break/><text:line-break/>The first of them, al-'Arabal 'Aaribah, they say they are....~primarily they say~ 'this is Qahthaan'. Or some say his son Ya'rub. And from that, they say we get 'Arab'.<text:line-break/><text:line-break/>Ya'rub. "Those who were the descendants of Ya'rub; they became Arab."<text:line-break/>And they say: "Ya'rub was the first who spoke the beginning of Arabic."<text:line-break/>So they say: "Ya'rub spoke a language; they called it Ya'-'Arab. And his (basically) people were called 'Arabi (from this person Ya'rub, the son of Qahthaan)".<text:line-break/><text:line-break/>And they're also called Qahthaani Arabs. So his father is Qahthaan; so they say: "This is Qahthaani Arabs".<text:line-break/><text:line-break/>And these Arabs primarily were found in southern parts of Arabia; such as the ancient Yemeni civilizations. The ancient civilizations of Yemen. Who was Qahthaan? Qahthaan was one of the descendants of Saam. Who is Saam? Saam is the son of Nuh. And from Saam, we get the English term 'Semite'. Semite. So from Saam we get: "These people are Semites."<text:line-break/><text:line-break/>Now. Common legend; Biblical and even Hadith (there's a hadith that some scholars have said is authentic, some said is not authentic); there's a hadith in Tirmizi: our Prophet SAW said: "Saam is the father of the Arabs. And Yafith is the father of the Romans. And Haam is the father of the Africans." - this hadith is in Tirmizi.<text:line-break/><text:line-break/>And legend; even the Bible has the exact same thing: that Nuh had (basically)...eventually there were three sons. And these three sons, from them all of the races came. Saam. Yafith, and Haam. And Saam is the father of the semite people. Yafith is the father of the Romans. And Haam is the father of the Africans. And this is the standard Biblical narrative; and it is also the standard Islamic narrative as well. Of course modern science does not accept any of this because they have their own theories.<text:line-break/><text:line-break/>Having said that by the way, modern science does say that the Semite people have a certain gene; so there is some evidence. But obviously, modern science does not hold this to be true.<text:line-break/><text:line-break/>So Qahthaan is one of the Semites. And of course, Ibrahim is also one of the Semites eventually. Ibrahim and Qahthaan are both descendants of Saam. Qahthaan and Ibrahim are not brothers or contemporaries; we don't know when Qahthaan lived. But Qahthaan's ancestor, Ibrahim's ancestor, are <text:soft-page-break/>both Saam. And therefore both Ibrahim and Qahthaan are Semites.<text:line-break/><text:line-break/>However, of course, the lineage of Ibrahim, we consider more pure; our Prophet SAW came from that. In that sense; meaning, the sense of Ibrahim AS.<text:line-break/><text:line-break/>Now. Some people say that this man, Qahthaan was actually one of the descendants of the ancient Arabs (al-'Arabal Baaidah). So he wasn't just a total stranger wandering in; but rather that some ancient Arabs remained, and one of these people was Qahthaan; and he flourished at a time and a place we have no idea, anything really, about him other than southern Yemen ~basically~; and that his children were called the pure Arabs; because his son is the founder ~let's say~ of the Arabic language (Ya'rub). So Ya'rub is the founder of the Arabic language.<text:line-break/><text:line-break/>Now. As I said, we do not know when Qahthaan flourished. By the way, Imam al-Thabari said that: Saam has two different branches; one of them goes to Ibrahim; and another goes to Qahthaan.<text:line-break/><text:line-break/>And other people say (other scholars say) that: Qahthaan is of the descendants of Huud AS. Huud. And of course Huud also is one of the ancient 'Arab al-'Aaribah. But the point is we don't know when he lived; and most likely Qahthaan was predating 'Adnaan by many centuries. Who is 'Adnaan? That's the second category of Arabs; and these are the 'Arab al-Musta'ribah. The Arabs who became Arab. Okay?<text:line-break/><text:line-break/>So once again:<text:line-break/>Two large groups: the Qahthaani Arabs and the 'Adnaani Arabs.<text:line-break/><text:line-break/>And all the Arabs are familiar with these two big branches. These are the two mother branches. The Qahthaanis are those who lived in Arabia; from the ancient times; after the destruction of the first Arabs. Clear? Very ancient times. But not from the earliest of times; that's al-'Arab al-Baaidah.<text:line-break/><text:line-break/>So then who are the 'Arabasized' Arabs (The 'Adnaani Arabs)?. These Arabs are of the descendants of Ismail. One of the descendants of Ismail (Allah knows how many generations down), his name was 'Adnaan. And 'Adnaan...obviously, where does his lineage come from? It goes back to Ismail, the son of Ibrahim; and where was Ibrahim living? In Arabia? No. Where was Ibrahim living? Iraq and Sham. Iraq and Sham and Falastin now. Right? Ibrahim is from up there. So they say therefore, that these Arabs ('Adnaan basically) are Musta'ribah; they acquired the Arabic language; because Ibrahim was not speaking Arabic; he was speaking ancient Semitic language, which is the mother of Hebrew and Arabic; some language that is neither Arabic nor Hebrew. It's some ancient Semitic language. However most likely it is closer to Hebrew than it is to Arabic. Most likely, this language that Ibrahim spoke is closer to ancient Hebrew than it is to Arabic.<text:line-break/><text:line-break/>So where did Arabic come from? The Qahthaani Arabs. Okay? And so when the descendants of Ismail ~basically~ lived in the Arabian peninsula, they obviously have to adopt and take in the Arabic language. Now obviously, human linguistics and knowledge tells us that: they must've added to the language as well; every time a civilization comes, you also add to the language. So, the 'Adnaani Arabs. (And who is 'Adnaan? One descendant of Ismail. How many people between 'Adnaan and Ismail? We'll come to that, but, very simplistically: we do not know). And 'Adnaan is a direct ascendant of our Prophet Muhammad SAW. So our Prophet SAW is an 'Adnaani Arab. Not a Qahthaani. He is an 'Adnaan; he has to be 'Adnaani; because 'Adnaan is of the sons of Ismail AS; and our Prophet SAW is the 20th grandchild of 'Adnaan. So between our Prophet SAW and 'Adnaan is exactly 20 generations.<text:line-break/><text:line-break/>By the way, for the Arabs here: so 'Adnaan, one of his great great great great grandchildren was <text:soft-page-break/>Mudhar; and his brother was Rabi'ah. So Mudhar and Rabi'ah are the two main branches of 'Adnaan.<text:line-break/><text:line-break/>Footnote here: there is an entire science of classical Islam; which is one of the rarest sciences alive to this day; and that is the science of 'Ilmul Ansaab. The science of lineage. That people literally memorize every one of these branches and trees and what not; and that is a science that the Arabs prided themselves on. And anybody who was knowledgeable of Ansaab was considered to be what we would consider 'a well educated man'. He's read all the classics. In those days what are the classics? It's the Ansaab; it's the lineage and genealogy.<text:line-break/><text:line-break/>So our Prophet SAW is of the descendants of 'Adnaan.<text:line-break/><text:line-break/>When did 'Adnaan live? I did as much research that I could find here: there's a report from Ibn al-Kalbi. (And Ibn al-Kalbi is one of the greatest ulama of Ansaab [died 240H]; very early scholar; and one of the founders of the history of writing genealogy; classical 'aalim like Ibn al-Hisham and Ishaaq, there is also Ibn al-Kalbi). Ibn al-Kalbi said: that Ma'ad, the son of 'Adnaan, lived contemporaneously with Jesus Christ. So 'Adnaan is one generation before Jesus Christ.<text:line-break/><text:line-break/>Now, I calculated this out. Actually, it's very accurate. This seems very accurate. Why? Because typically, 100 years ~exactly~...100 years exactly is how many generations typically? 2? 5? 3 years. Exactly. The year is 2015. Go back to 1915 in your own family. And who was flourishing at that time? Great grandfather. Not grandfather. Great grandfather. Think about it. Flourishing and being at the prime...where you are right now, of your life. Where you are right now at your life, this is your great grandfather...right? My own great grandfather died 1918 by the way; pretty much exact 1918, he passed away, and relatively young, he was in his 40s; and basically is exactly what I'm going to be in a few years as well, but in sha Allah I hope I don't die in a few years; but the age is pretty much the same in sha Allahu ta'aalaa.<text:line-break/><text:line-break/>The point being that: if you do the math, if you do the math, what was the time difference between Isa and our Prophet SAW? Quickly. Everybody should know. Five hundred and? Five hundred seventy. Because our Prophet SAW was born when? 570. So we have exactly 570. Divide 570 by 20 and you get around 31, 32...which is basically exactly right. How old are you when you have your son or daughter? In your early 30s, typically. Right? That's the time zone. Typically. The average. Right? And therefore if you do the math, we can pretty accurately date when did 'Adnaan lived; he lived 30 BC. Because his son, Ma'ad, was contemporaneous to Isa ibn Maryam. Clear?<text:line-break/><text:line-break/>So 'Adnaan, the founder of the 'Adnaani Arabs is roughly contemporaneous to...or pre Jesus Christ; and Qahthaan, we have no idea, but probably a few hundred years before him; because Qahthaan predates 'Adnaan. How do we know this? Because Ismail marries into the Jurhumites that is one of the branches of Qahthaan. Clear? So the Qahthaan has to predate 'Adnaan.<text:line-break/><text:line-break/>So with this background; the lineage of our Prophet SAW is divided into 3 categories.<text:line-break/><text:line-break/>The first category, we know for sure, without a shadow of a doubt, without any difference of opinion: between him and 'Adnaan. This is set in stone; everybody agrees. How many generations? 20. Set in stone; everybody knows, everybody agrees, memorized.<text:line-break/><text:line-break/>The second category is that: we can try to glean some knowledge from pre-Islamic sources, but we don't have anything concrete. And this is from 'Adnaan to Ismail. From 'Adnaan to Ismail. Now, we cannot have any information from the Jewish and Christian sources about this period; why? (from <text:soft-page-break/>'Adnaan to Ismail). Why?<text:line-break/><text:line-break/>*Brother answers*<text:line-break/><text:line-break/>Jesus...okay. How about the Biblical sources?<text:line-break/><text:line-break/>*Brother answers*<text:line-break/><text:line-break/>Wa inka... No. They... What?<text:line-break/><text:line-break/>*Brother answers*<text:line-break/><text:line-break/>It's not mentioned. Why is it not mentioned?<text:line-break/><text:line-break/>*Brother answers*<text:line-break/><text:line-break/>Exactly. They don't care about Ismail's lineage. The Bible does not mention at all Ismail's lineage.<text:line-break/><text:line-break/>By the way, the Bible mentions that there's going to be the sons of Kedar. Kedar. And one of the descendants of Ismail, he is Kedar (Qaidar). Right? The Bible mentions (go look it up)...if I'm not mistaken, it's in Genesis. Ismail is mentioned and Allah says: 'I shall make a great nation out of him'; and it also mentioned the sons of Kedar (k. e. d. a. r.); and Qaidar is one of the sons of Ismail, and one of the ancestors of 'Adnaan. So Qaidar is mentioned in the Bible. But that's about it.<text:line-break/><text:line-break/>So where do we get this information from? From Arabic folklore. And Arabic folklore has not been preserved that well. So al-Thabari for example, mentions 7 opinions about the lineage between 'Adnaan and Ismail. And in one opinion, there's seven people; in another, eight; in another, nine; in another, ten; in another, forty one people...between 'Adnaan and Ismail. In the end of the day, we have no idea. It's a big question mark.<text:line-break/><text:line-break/>What are the names of the ancestors and how many ancestors between 'Adnaan and Ismail? We have no idea whatsoever. Even though to be frank, seven does not seem enough; because if you do the math, Ismail is not living just 200 years before Jesus Christ. Seven generations would be 300 years; that's not enough. And probably the 40, 41 seems closer to the truth. In any case, we don't know. So that's the case we have no knowledge about.<text:line-break/><text:line-break/>Then from Ismail to Adam, we have one source. What's that source? The lineage of Ismail to Adam. We have a source; what is our source? Where do we look up a lineage from Ismail to Adam? The Taurah. The Old Testament. Can we rely on the Old Testament? No. So that's our only source of information.<text:line-break/><text:line-break/>And if you look at some of the charts printed in the Muslim world ~and we find them in our houses~ you find the lineage of Prophet SAW all the way to Adam. You must have seen this. It's also online and whatnot...right? This chart is half fact, half myth, and half fiction. Na, that doesn't make sense; ⅓, ⅓, ⅓...okay?<text:line-break/><text:line-break/>1) As for the fact, it is between Prophet SAW and 'Adnaan; that's a fact.<text:line-break/>2) From 'Adnaan to Ismail, somewhat of a myth.<text:line-break/>3) Then from Ismail to Adam, this ~complete~ we take it from the Jewish Christian sources; we don't have anything in our tradition about the lineage from Ismail and Ibrahim all the way back to the <text:soft-page-break/>Prophet Adam AS.<text:line-break/><text:line-break/>And, if you look at this chart and count the numbers, you will find exactly 55 generations between Adam and the Prophet SAW. And this fits in perfectly with the Jewish calendar of around 6000 years; because the Orthodox Jews and the Fundamentalist Christians believe that we have been around for...how many years? 6000 years. And this genealogy kinda sorta fits in perfectly to that narrative.<text:line-break/><text:line-break/>Of course this is highly problematic in light of modern science. In light of archaeology. In light of human remains. In light of cave paintings. I've gone into this tangent multiple times right here from this platform, I'm not going to go into them again; but the fact of the matter is that we can carbon-14 date humanity pretty clearly for tens of thousands of years; we have paintings in France; we have aborigine structures going back thirty thousand years in the minimal. Thirty thousand years, this is like, literally set in stone, carved in stone, it's not a pun. We have carved in stone images; we have a hand print of a famous cave that was uncovered in France; the artist left his hand print on there, and it was a cave that was basically blocked off and it was discovered a few years ago; famous incident. National geographic documentary about this; he left his hand print over there. You can carbon-14 date the cave was cut off because there was an avalanche and it was sealed completely. Then it was discovered a few years ago; you go back, you see the remains of the fire, you see the remains of the painting, the carvings, the animal shown no longer exist in the world...right? So it's bizarre, amazing; this goes back thirty thousand years; these are homo sapiens; these aren't some neanderthals or some cro magnon; these are homo sapiens. Our. Us. Even the guy who was there literally put his hand there and he showed this is the same size as us, everything.<text:line-break/><text:line-break/>The point being that: clearly, 6000 years does not make sense from a scientific perspective; and I've said this before, I'm not gonna go into it now in a lot of detail; but we as Muslims do not have to believe the 6000 year timeline. Our tradition does not tell us to believe in 6000 year timeline; we have no problem extrapolating back twenty, thirty thousand years as long as science tells us. And if we were to do this, then we have to say that this lineage that is shown between 'Adnaan and Ismail, and between Ismail and Adam, has to be wrong; because there must be more people. Cannot just be this small lineage.<text:line-break/><text:line-break/>And there are evidences to this as well: Imam Malik, Ibn Anas was told about a human being in his time who could trace his lineage back to Adam AS. And Imam Malik said: "And how does he know? Who told him this lineage?"; he denied this. And he said that: "How about to Ismail?", and Imam Malik said: "Even this, I doubt". - How would somebody know his lineage back to Ismail AS? And there's also a Hadith in it. Hadith regarding this in Mu'jam al-Kabir al-Tabrani, which has some slightness in the chain, that the Prophet SAW heard somebody saying his lineage back to the Prophet Nuh. In which the Prophet SAW, when he heard this lineage, he said "Kazaban Nassaabuun" - "These people who are putting this lineage have lied"; "The genealogists have lied". Then he recited the verse in the Qur'an. Surah Furqaan I believe:</text:p>
      <text:p text:style-name="P1">وَقُرُونًا بَيْنَ ذَلِكَ كَثِيرًا</text:p>
      <text:p text:style-name="Standard">And there were kathiiiir, maaany generations between them. So, it is as if (now, the Hadith is slightly weak; if we say it's authentic, for historical reasons; meaning- when it comes to history, we can be a little bit lax and accept incidents; but it's not authentic as a saying of Prophet SAW; but it makes sense to be honest). Allah says in the Qur'an: وَقُرُونًا بَيْنَ ذَلِكَ كَثِيرًا<text:line-break/>There were MANY generations between. And Allah is mentioning past generations, past nations. And Allah says there were many generations between them. If Allah is saying "many", in my humble opinion, this is not 10, 15, 20. For Allah to use the word "kathiir", (in my opinion) it doesn't make sense <text:soft-page-break/>that this is just 7 people between 'Adnaan and Ismail; or 10 people between..... It seems to be a little bit more than this...right?<text:line-break/><text:line-break/>And this would fit in perfectly with modern science as well: that there were many many many generations. And there are other evidences as well that indicate that 6000 years doesn't make any sense whatsoever. Of them is: the Prophet SAW saying:</text:p>
      <text:p text:style-name="P2">بعثت انا والساعة كهاتين</text:p>
      <text:p text:style-name="Standard">That: "I and the Day of Judgment have been sent like these two fingers" - meaning, the difference between these two fingers is...how little? How little is the difference? "I and the Day of Judgment have been sent like these two fingers" - meaning, 'the Day of Judgment is right after me'....okay? So since the beginning of man until the Prophet SAW is this finger; and then the beginning of man until the Day of Judgment is this finger. So how much is the difference? This little.<text:line-break/><text:line-break/>Okay. We are now in what year of the Hijra, who can tell me?<text:line-break/><text:line-break/>*Some people say something*<text:line-break/><text:line-break/>People have opinions about which year we are in the Hijra? 1437 now. 1437 now. Masha Allah, our young brother is right. 1437. So one thousand four hundred thirty seven years have gone by and we're still not here (and we don't want to be alive when this year comes)...right? So if this little amount is one thousand years, how about then the rest of the finger? Doesn't it kind of makes sense to stretch it back to more than just 6000 years?<text:line-break/><text:line-break/>And there are other evidences as well. Of them is the Hadith in the Sahih Muslim where Allah SWT created the children of Adam, and Adam was there and he saw a bright light amongst his children, and he was amazed by this light. And he said: "Who is this, O Allah?" And Allah said: "This is your son, Dawood". "This is your son, Dawood who shall live towards the End of Times". "Aakhiruz zamaan". Now hold on a sec. Dawood is aakhiruz zamaan? What does that mean about us then? If Dawood who lived (maybe three four thousand years before us...right? Allah knows how many year. Or sorry, not 3, 4 thousand, but less than it. But still,) if Dawood is aakhiruz zamaan.... where does that leave between him: Adam and Dawood? How many generations. If we were to go according to Biblical, or the 6000 year period, Dawood would not be 'akhir'. Dawood would be a little bit after half...right? So for Allah to say 'this is your son, Dawood who will be fii aakhiriz zamaan'..... ...So why am I saying this by the way? Because, in my humble opinion, the evidences are very clear for me (but these are not certain evidences. They're not qat'ee. They're zonni), that the 6000 year timeline is not Islamic. And this is one of those things that people bring doubts about Islam: "Look at your 6000 year. You know, you don't believe in evolution" for example whatnot. And I have given entire lectures about that; not the time here to get into it; (but) We're not restricted to 6000 years. We can extrapolate Masha Allah, Tabarak Allah, as long as science tells us to; because we don't have any time frame. And perhaps these evidences seem to suggest that there were plenty of generations between our Prophet SAW and Adam.<text:line-break/><text:line-break/>Tayyib.<text:line-break/><text:line-break/>With that now let us get to the actual lineage of the Prophet SAW.<text:line-break/><text:line-break/>That our Prophet SAW is Muhammad ibn Abdillah ibn Abdul Muttalib ibn Hashim ibn Abd Manaaf ibn Qusoy ibn Kilab ibn Murrah ibn Ka'ab ibn Luay ibn Ghaalib ibn Fihr ibn Maalik ibn an-Nadhar ibn Kinaanah ibn Khuzaymah ibn Mudrika ibn Ilyas ibn Mudhor ibn Nizaar ibn Ma'ad ibn 'Adnaan.<text:line-break/><text:soft-page-break/><text:line-break/>This is the exact 20...okay? That is his lineage as has been agreed upon; these are exact 20. And we do not have much information about all of these 20; however, we do have a little tidbits here and there about some of them; and in particular, our Prophet SAW mentioned some of them in his ancestry; this Hadith is in Sahih Muslim; and so let's look at this Hadith and then we definitely have to analyze the people that he mentioned. That our Prophet SAW said:</text:p>
      <text:p text:style-name="P2">إن الله اصطفى كنانة من ولد إسماعيل</text:p>
      <text:p text:style-name="Standard">Allah chose Kinanah from all of the descendants of Ismail.</text:p>
      <text:p text:style-name="P2">واصطفى قريشا من كنانة</text:p>
      <text:p text:style-name="Standard">And He chose Quraish from Kinanah.</text:p>
      <text:p text:style-name="P2">واصطفى من قريش بني هاشم</text:p>
      <text:p text:style-name="Standard">And He chose the Banu Hashim from Quraish</text:p>
      <text:p text:style-name="P2">واصطفاني من بني هاشم</text:p>
      <text:p text:style-name="P4">And He chose me from the Banu Hashim.<text:line-break/><text:line-break/>So believe that the lineage of our Prophet SAW is the best and the most noble lineage ever that nobody had a more noble lineage. And this was very important especially for the Arabs of his time. Because for them, everything depended upon? Lineage. Everything! His status, his nobility, any cause he was fighting for... Everything depended upon his lineage. So our Prophet SAW was chosen to be of the best lineage. And this is narrated by the sahaba themselves; when Ja'afar ibn Abi Talib was speaking to the Najashi. So what did he tell the Najashi? (...And I've gone over this story before as well). So: "Allah sent a messenger to us; we knew his lineage ('arafnaa nasabahu)".<text:line-break/><text:line-break/>And when al-Mughira ibn Shu'ba stood in front of Yazdegerd (the last Emperor of Persia), what did he tell Yazdegerd, the last Emperor? He told him:</text:p>
      <text:p text:style-name="P2">فبعث الله إلينا رجلا معروفا نعرف نسبه ونعرف وجهه ومولده ، فأرضه خير أرضنا ، وحسبه خير أحسابنا ، وبيته خير بيوتنا ، وقبيلته خير قبائلنا ، وهو نفسه كان خيرنا</text:p>
      <text:p text:style-name="P4"><text:line-break/>So in this Hadith, he is basically saying: "Allah sent us a man, we know his lineage, and we know where he came from, and his land is the best of land, and his lineage is the best of lineage, and his house (meaning, his immediate qabilah) is the best house, and his tribe is the best tribe, and he himself is the best of us."<text:line-break/><text:line-break/>So our Prophet SAW has the best and the highest lineage.<text:line-break/><text:line-break/>Now. Pause here for a quick second; one of my quick tangents here. There is a lot of misconception amongst our Muslim ummah about the concept of sharaf, of lineage, of nobility of lineage. And people really get confused and messed up because...I guess we have not done the job of explaining properly ('we' = the scholars and students of knowledge) have not done the job of explaining this properly enough.<text:line-break/><text:line-break/>Listen. Doesn't matter who your father was, Allah AWJ will not cause you to enter Jannah or Jahannam <text:soft-page-break/>based upon your father. That's clear. Your lineage is irrelevant when you stand in front of Allah on the Day of Judgment. That much is clear.</text:p>
      <text:p text:style-name="P3"><text:span text:style-name="T2">لا فضل لعربي على عجمي ، ولا لعجمي على عربي ، ولا لأبيض على أسود ، ولا لأسود على أبيض </text:span><text:span text:style-name="T1">- : </text:span><text:span text:style-name="T2">إلا بالتقوى</text:span></text:p>
      <text:p text:style-name="Standard"><text:line-break/>There's no problem about this. But this does not mean that nasab and sharaf and hasab is irrelevant to a person stature in this world. Rather, the world, universally, acknowledges lineage as something to be acceptably proud of, if it is done within a reasonable amount. If it's taken to an extreme, then it becomes fakhar and it becomes haram. But there's nothing wrong with taking some amount of happiness in nobility; and status confers this nobility upon people. So even in America, which is one of the places where lineage has almost completely been destroyed, (because America by and large is a land of immigrants, even unlike Europe where lineage still carry some weight), even in America, if your last name happens to be Kennedy or Rockefeller, you're going to go places. And doors will open up for you. Whether you like it or not, this is the reality of the world that we live in...right? It doesn't matter if you're the most ignorant uneducated person; if your last name is....  The point being that: it doesn't matter....you know, this is the reality of the world we live in, that: parents, grandparents, tribes, they do establish some type of respectability and president. And, there is nothing wrong with accepting this, as long as it doesn't become a racism or a mark of pride. And what did we expect Allah AWJ to choose our Prophet SAW, EXCEPT the best lineage in the history of mankind. The best lineage in the history of mankind; and this goes back to the sharaf or the honor given to the Prophet SAW.<text:line-break/><text:line-break/>And that is why..... (and this is a very controversial point that many Muslims balk at when they hear; but this is something that is very clear in the Sunni tradition -at least-)... that: the tribe of the Prophet SAW, Quraish has certain blessings. And the Ahl al-Bayt have certain privileges. We believe this as Sunnis, (even though we say the Shia have gone to an extreme), we as Sunnis, confer privilege on the Ahl al-Bayt. Is that not the case? Even though we say 'the Ahl al-Bayt will not enter Jannah if they're not righteous'. A person who is not righteous of the children of the Prophet SAW, that's not going to cause them to enter Jannah. But in THIS world, do we not respect them more? Do we not prevent zakat? (...because zakat is not appropriate for them... we don't give them zakat because zakat is not given to.....it's..... 'demeaning' to give zakat to the Ahl al-Bayt of the Prophet SAW...right?) And we have other ahkam as well.<text:line-break/><text:line-break/>So the righteous amongst them have a double reward, and a double respect; and the unrighteous amongst them, their lineage is not gonna cause them to enter Jannah. So the Ahl al-Bayt.... And the Quraish as well; our Prophet SAW said:</text:p>
      <text:p text:style-name="P2">الأئمة من قريش</text:p>
      <text:p text:style-name="Standard">"The leaders of my ummah should always be from the Quraish." This is a Hadith. And that is why for the bulk of this ummah, the Abbasid and the Umayyad and the bulk of the ummah, up until the 1500 CE, basically for -you know- one thousand something years, our khulafa were from the Quraish.<text:line-break/><text:line-break/>Ya'ni they are Khulafa al-Rashidoon, and Abdullah ibn Zubayr, and then the Umayyad, and then the Abbasid; they are all from the Quraish. And majority of the Sunni world basically accepted this reality.<text:line-break/><text:line-break/>The point being that: our Prophet SAW was from the best of all lineages.<text:line-break/><text:line-break/>So he said, that: From the children of Ismail, Allah chose....who? Who? From the children of Ismail, <text:soft-page-break/>Allah chose? Kinanah.<text:line-break/><text:line-break/>Okay. Before we jump to Kinanah, let us talk one sentence about Mudhor. Mudhor is one of the ancestors as well of the Prophet SAW. It is said that Mudhor was the first of the Arabs to train camels, and to use them in a way that they can basically travel in caravans, and he would also have camel poetry. What is camel poetry? So it's like what you say to the camel to get it to go. So to train the camel to go faster and slower and to do.... So it is said that Mudhor was the first person to do that.<text:line-break/><text:line-break/>As for Kinanah. 'Kinanah', the name means that 'the pouch that you put the arrows in'; this is what Kinanah means. And that's not his actual name. He's called Kinanah. Why was he called Kinanah? Because he was known for his bravery, he was known as being a repository of 'ilm, of wisdom, of knowledge. It is said in the books of history, that: people would do hajj in order to meet with Kinanah. (now, hajj is of course since the time of Ismail). So Kinanah; to meet Kinanah became an honor. And people would have a double niyyah when doing hajj; that not just to come for the Makkah and the hajj, but to also meet Kinanah; people would literally travel. Kinanah lived a very long life and he was a repository of knowledge, of wisdom. And he has a certain sayings still recorded in classical Arabic, about wisdoms and mathal (parables or statements of concise wisdom), these are recorded from Kinanah. So Kinanah was a legendary Arab up until the time of the Prophet SAW.<text:line-break/><text:line-break/>Then he said: "And from Kinanah, He chose Quraish."<text:line-break/><text:line-break/>From Kinanah He chose Quraish. Okay. I just quoted you the lineage of the Prophet SAW; there is no man called 'Quraish' in there. There's no man called Quraish. Who is Quraish? Lots of opinions. And it appears that there are 3 people who can be called Quraish; and some scholars have said there is the Big Quraish, the Middle Quraish, and the Small Quraish. Al-Quraish al-Akbar, al-Quraish al-Awsot, and al-Quraish al-Asghar.<text:line-break/><text:line-break/>So 3 people have this title. But 2 of them are the real contenders, and that is: #1 is Fihr. And #2 is an-Nadhar. Fihr and an-Nadhar. Going back to the lineage:<text:line-break/><text:line-break/>Muhammad ibn Abdillah ibn Abdul Muttalib ibn Hashim ibn Abd Manaaf ibn Qusoy ibn Kilab ibn Murrah ibn Ka'ab ibn Luay ibn Ghaalib ibn FIHR<text:line-break/><text:line-break/>So number? Number? 12.<text:line-break/><text:line-break/>Ibn Maalik ibn an-Nadhar<text:line-break/><text:line-break/>Or number? 14.<text:line-break/><text:line-break/>So either 12 or 14. One of these two is Quraish. One of these two is Quraish. And they say that: an-Nadhar is the Big Quraish; and Fihr is the Middle Quraish. And Qusoy (who is 5 generations) is the Minor Quraish. So 3 people had a founding role in the tribe of Quraish. But the actual tribes of Quraish, all of them combined at Fihr. And Fihr is the? 12th. 12th.<text:line-break/><text:line-break/>So the stronger opinion: the one person who combines all the tribes of Quraish (and one simple fact here: the 10 who were promised Jannah were all Qureshi. They were all Qureshi. Who is the one ancestor; the closest ancestor? It's Fihr. The 10 people who were promised Jannah ('Ashara Mubashsharoon), if you go back to their lineage, you keep on going going going, it's actually Fihr where they all combine. So the 10 people combined at Fihr); so therefore it seems to be Fihr is the <text:soft-page-break/>person who is 'Quraish'. And all of the tribes of Quraish, how many tribes of Quraish were there at the time of the Prophet SAW? Probably around 12 or 13 sub tribes. So you have the Banu Hashim, the Banu Zuhra, the Banu Makhzum...all of these tribes, we kinda talked about here and there; the Banu Umayya, the Banu Abd Shams; these types, they're basically around 12 or so tribes, and they all go back to Fihr.<text:line-break/><text:line-break/>So 'Quraish'. What does it mean therefore? This is a laqab. A title. Not a name. What does Quraish mean? A number of opinions once again.<text:line-break/><text:line-break/>One opinion is that: Quraish comes from the term 'to trade'. Because the Quraish were involved in trading.<text:line-break/><text:line-break/>Another opinion is that: quraish, yaqrishu comes from 'gathering together'. Because the Quraish were in different areas and one of their ancestors combined them in Makkah (we'll come to the story very briefly).<text:line-break/><text:line-break/>And the third opinion (which is narrated in al-Thabari) is that: Quraish comes from 'conquering'. Because there is a story -a long story- where one of the Quraish basically 'conquered'.....or...you know, long story. And then they say: this is why he is called 'Quraish'. That: Quraish will conquer other tribes.<text:line-break/><text:line-break/>Whatever the meaning is, this was the laqab that stuck with Fihr. And so the descendants of Fihr are called Qurashi. And therefore all of the tribes of Quraish go back to Fihr who is a 12th ancestors back from the Prophet SAW.<text:line-break/><text:line-break/><text:line-break/><text:line-break/><text:line-break/>So now let us begin very quickly about the immediate ancestors of the Prophet SAW, whom we know a little bit more about; beginning with Qusoy, and then Abd Manaaf, and then Hashim, and then Abdul Muttalib. That will be our rest of the halaqa for today. What we know about these people.<text:line-break/><text:line-break/>Qusoy. How many generations? I want everybody to memorize at least up to Qusoy. At least up to Qusoy. So come with me. Come with me.<text:line-break/><text:line-break/>#1? Muhammad ibn?<text:line-break/>Abdillah. ibn?<text:line-break/>Abdul Muttalib. ibn?<text:line-break/>Hashim. ibn?<text:line-break/>Abd Manaaf. ibn?<text:line-break/>Qusoy.<text:line-break/><text:line-break/>Okay? Memorize this. At least this much. Everybody should know, okay?<text:line-break/><text:line-break/>So. Qusoy is the ~star~ of the Quraish, that's why he is called 'The Minor Quraish'. He really started the immediate ascent of the Quraish. So that when the Prophet SAW came, the Quraish are at the pinnacle of their power...okay? So Qusoy is the one who 'began'. And then 5 generations later, the Prophet SAW comes and of course he then takes it to an international level.<text:line-break/><text:line-break/>So what did Qusoy do? And when did he live? Qusoy lived around 400 CE. Around 400 CE. i. e. 170 <text:soft-page-break/>years before the birth of the Prophet SAW. So what did Qusoy do?<text:line-break/><text:line-break/>Many things.<text:line-break/><text:line-break/>The most important thing he did: he wrestled back the power of the political city of Makkah into the descendants of the Quraish. Well who was in Makkah at the time? There was another tribe of the descendants of 'Adnaan, but not of the descendants of Fihr; i.e. not a Qurashi. And this was the tribe of Khuzaa'ah.<text:line-break/><text:line-break/>So who are the Khuzaa'ah? They are another Ismaili...hhh... when I say Ismaili, I don't mean that Ismaili. Ismaili meaning, of the descendants of Ismail...right? : Another branch. Not the descendants of Fihr/Quraish. The Khuzaa'ah are another branch of the descendants of Ismail. And the Khuzaa'ah had taken over the city of Makkah. Who did they take it over from? From the ancient Arabs that Ismail had married into and that is? Who did Ismail marry into? Jurhum. Jurhum. So Ismail had married into Jurhum; Jurhum stayed for awhile; they began doing bad things: overtaxing the people; so the Khuzaa'ah overthrew them and kicked out everybody, including Fihr's descendants i.e. the original Quraish. So where were they living? They were living in a small encampments, in small dwellings outside of Makkah. i.e. not in the city of Makkah, but traveling distance from Makkah.<text:line-break/><text:line-break/>So Qusoy...(in a long story mentioned by ibn Ishaaq), managed to win over the tribe of Khuzaa'ah; the chieftain of the tribe. How did he do so? By a very smart tactical move. He married his daughter. So the chieftain of Khuzaa'ah, he had sons. He had daughters. Qusoy managed to marry one of his daughters. And he then demonstrated his skills over and above the sons even of the chieftain of Khuzaa'ah. And therefore when the father died, now he's in the family; he's a son in law. The people wanted Qusoy over the sons. And because of this, he managed to actually go to war with the other tribes; and he called in the descendants of Fihr i.e. the other Qurashi tribes; and this is now the 'Gathering' (some people say this is why 'Qurashi' is called 'Quraish'; some people say this). He gathered together the tribes of Banu Fihr. And he fought the tribes of Khuzaa'ah; and of course they're very distant cousins, obviously; VERY distant cousins; but he fought them and he expelled them; so he took over Makkah.<text:line-break/><text:line-break/>So the great great grandfather (6 generations back; of course the great great great grandfather of the Prophet SAW) reclaimed Makkah for the Quraish. Or I should say 'claimed it', because before that time until the time of Ismail, there was no.... So Quraish, when did they start their rise to power? In the time of Qusoy.<text:line-break/><text:line-break/>Now, what else did Qusoy do? Qusoy was the one who built the Dar al-Nadwa; which was the parliament. He was the one who instituted this concept of 'everybody come and voice your opinion'; then he built the structure that the Prophet SAW himself... EXACT same area (I'm sure it was not the same building; but the same area) of Dar al-Nadwa. We have mentioned the Dar al-Nadwa so many times. Who was the one who built it? It was Qusoy.<text:line-break/><text:line-break/>He also took custody of the Ka'bah and he assigned responsibilities that trickle down; the responsibility of water, the responsibility of hospitality, the responsibility of dhiyaf (of guests), the responsibility of the keys of the Ka'bah; HE was the one who made a list of responsibilities. And when he was alive, he had it all. Then amongst his sons, it was distributed; until the days of Banu Hashim where each tribe had a certain responsibility; and as we know, even in the time of the Prophet SAW, one of the tribes (the Banu Abd al-Dar) had the key, one had this, one had that; so this...all of these responsibilities, Qusoy was the one who began it. AND this also indicates that Qusoy was the one who began the <text:soft-page-break/>institution of taking care of the hujjaj. So the hujjaj would get free food and water. That wasn't there before. Now this is frankly... he's probably a good guy and nobody is denying that, and he's also a good politician. Because to be a good politician, what must you do? Make the people happy. There's nothing wrong with being a good guy and a good politician. I know it's rare, but that's...<text:line-break/><text:line-break/>So, Qusoy was one of those people; that he wants to please the people, and he's a good person, hospitable person, and therefore he instituted the entire concept of free hospitality for the hujjaj. "When they come, they are our guests." And every hajj, he would stand and do a fundraiser; and he would say, "O people of Quraish, Allah has given you the blessings of taking care of His House, and the people are coming, and these pilgrims are guests of Allah, and they deserve our hospitality." So they would donate money and food and water; and he would then provide for the hujjaj.<text:line-break/><text:line-break/>And also, Qusoy would facilitate the actual hajj rights as well; he would light a fire for the hujjaj in Muzdalifah; they could then use that fire to take their own... -you know- to the local tents; he dug a well to provide water for the hujjaj. And this water was needed because (we've all done this before, but I'll just reiterate) : there was no zamzam in the time of Qusoy. Why was there no zamzam in the time of Qusoy? Go back thousand years, or however many years, that we talked about Khuzaa'ah taking over from Jurhum. So, when Khuzaa'ah attacked Makkah (Allah knows how many centuries ago; we don't know when this happened; probably we're going back a little bit after the time of Jesus Christ; I mean this is like 400 years before the Prophet SAW; we don't know roughly when), when Khuzaa'ah attacked Jurhum, and Jurhum realized they're gonna lose, they did a very dastardly deed: They buried the well of zamzam. They destroyed it and they buried it. And no matter how much Khuzaa'ah tried and they tried and tried and tried and tried, they could not find the well. They're just keep on digging and nothing is happening. They could not find the well. Of course Allah willed, they would not find it.<text:line-break/><text:line-break/>So for over 300 years -at least-, the people of Makkah were forced to get water from other sources.<text:line-break/><text:line-break/>Now, they cannot leave; this is the House of Allah; they're also accustomed to living there; once you become accustomed to living, then you bear with it...right? So they cannot leave. So they had to dig wells far away and bring the water in; they would have a mountain collecting, what ways to do that. So they had a very tough time.<text:line-break/><text:line-break/>And Qusoy, also, of the things that he did: He was buried at Hujun; and Hujun is the famous graveyard of Makkah; he was the first person to be buried over there. And to this day, Hujun is really one of the most famous graveyards of Makkah; he was the first person; and he's still buried there to this day.<text:line-break/><text:line-break/>His son Abd Manaaf (his actual name was Mughirah. And Manaaf means: that which is raised; so they would give other names to Allah SWT), and Abd Manaaf was known for his handsomeness and his leadership skills; he became famous even in the lifetime of Qusoy - Abd Manaaf was handed many responsibilities; and he was beloved to the people.<text:line-break/><text:line-break/>His son, Hashim, is of course where we get 'Banu Hashim' from. And 'Hashim' is not his name; it is his title. His actual name is 'Amr. His name is 'Amr. And 'Hashim' comes from ha.sha.ma. which means to grind; because he would grind the barley and present food to the pilgrims. So his name was 'Amr, and he was called Hashim because of his generosity. And it is said that Hashim never ever ate food alone; that if he was ever eating food, he would just call anybody to eat with him, to show his generosity; he was never a person to eat alone.<text:line-break/><text:line-break/>And Hashim did -perhaps- the most important thing to raise the economic level of the Quraish.<text:line-break/><text:soft-page-break/><text:line-break/>So his grandfather, Qusoy raised the political level of Quraish by capturing Makkah.<text:line-break/><text:line-break/>Hashim was the one who began the economic ~if you like~ raising of the Quraish. And that is: he instituted Rihlat al-Shitaa'i wa al-Soif. He was the one who thought of the idea. - One particular year, there was a very severe drought; and people were dying; and quite literally, a man would take his family and build a grave in the middle of... ~just because they're nobody else is going to build a grave, and just wait for death to come, because there was no food~; and Hashim thought this is just too much; something has to be done; and he came across the idea, that: 'Why don't we institute 2 journeys: One in the summer; and one in the winter. So in the summer, we go up to Rome; and in the winter, we go down to Yemen'. Rihlat al-Shitaa'i wa al-Soif.<text:line-break/><text:line-break/>And they would go to the city of Bosra (Busra, we talked about this). And the remnants of that city are still to this day visible. The very city of Bosra, which is outside of Damascus by 80km or so. That Hashim began going up there, and down to Yemen; and this really was a stroke of genius that of course Allah blessed him with; and there have been entire books and articles written in English literature by non-Muslims, about this reality; because it truly is...(I mean all of us who are knowing business here: business is all about location, location, location...right? - 'where is your business', and 'what is it catering to'... 'Location') And he came across the very simple idea, that: 'Everybody's coming to us in hajj. Why don't we give them stuff that's....We have the market; It's all here in front of us; The people are there; why don't we sell them the merchandise they'll need? Where we get the merchandise from? Well, we gotta get connected to the world trade routes. What are the world trade routes? Well, you want Indian stuff, and an African stuff; well then you go to Yemen. And in Yemen you will have the ships from India coming; Indian spice, Indian this; You'll have African stuff coming in to Yemen; so we'll go to Yemen to get the Indian and African stuff. - And we'll go up north to get the Roman and Persian goods.' - Because there is the silk route...right? The silk road went through Damascus and Bosra. So Bosra was on the silk road. So the silk road, as we all know, is the most famous road of caravans. So he just 'hooked up' to the silk road...right?<text:line-break/><text:line-break/>And he made a lifeline all the way down to Yemen; and smack in the middle is Makkah...right?<text:line-break/><text:line-break/>So Makkah became on the grid. Is connected now to the lifeline. And so Hashim became extremely wealthy. That's why he could feed the people; that's why he could known as Hashim. He became extremely wealthy, because he fed all of the pilgrims; because he was the one who instituted Rihlat al-Shitaa'i wa al-Soif.<text:line-break/><text:line-break/>And Allah mentions to the Quraish: "I blessed you with this."<text:line-break/><text:line-break/>The whole Surah is revealed:</text:p>
      <text:p text:style-name="P1">لِإِيلَافِ قُرَيْشٍ</text:p>
      <text:p text:style-name="P1">إِيلَافِهِمْ رِحْلَةَ الشِّتَاءِ وَالصَّيْفِ</text:p>
      <text:p text:style-name="P1">فَلْيَعْبُدُوا رَبَّ هَذَا الْبَيْتِ</text:p>
      <text:p text:style-name="P1">الَّذِي أَطْعَمَهُمْ مِنْ جُوعٍ وَآَمَنَهُمْ مِنْ خَوْفٍ</text:p>
      <text:p text:style-name="Standard"><text:line-break/>"I am the one who gave you the money, so that you're no longer hungry; so that you're no longer <text:soft-page-break/>fearful. I gave you the protection of the Ka'bah".<text:line-break/><text:line-break/>It is also said that: Hashim understood that: because he's from the Quraish, and because they are the neighbors of Makkah, nobody would harm them. And so he took advantage of the fact that: in a lawless society, him 'being from Quraish and Makkah' actually gave him protection. Nobody robbed the caravan. Because...you can't possibly rob the caravan going to Makkah, can you? ...Right? Even the pagans felt a little bit of, like, 'these people are too holy for us'.<text:line-break/><text:line-break/>So Allah says:</text:p>
      <text:p text:style-name="P1">لِإِيلَافِ قُرَيْشٍ</text:p>
      <text:p text:style-name="Standard">This honor, this sanctity, this custom; who gave it to you? - And it is also said that: he (Hashim) struck a deal with the kings of Rome and Yemen; that to basically, -you know-, protect them when they're in their lands; and to give good deals. So basically he's a businessman, and he struck gold (and of course Allah blessed him with this); because again, look... Qusoy did the politics; Hashim did the wealth; and then Abdul Muttalib did the prestige and the zamzam. All of these; everyone of the ancestors of the Prophet SAW changed the course of the Quraish history. And of course, it's building up; because what is 'prestige of lineage' other than 'what your ancestors have done'...right? Why are Rockefeller and Kennedy famous? Because of what people have done one generation after the other. If they didn't do it, they wouldn't be Rockefellers in Kennedys...right? They just be like Tom, Dick and Harry after that...right?<text:line-break/><text:line-break/>So how is the prestige or the lineage build? It's what the ancestors do. And in the case of our Prophet SAW, each and every ancestor is doing something that is absolutely amazing. And Hashim was extremely wealthy, and he was also very generous.<text:line-break/><text:line-break/>And of course, this wealth, it created jealousy, especially amongst his brother, Abd Shams and his nephew, Umayya (Umayya ibn Abd Shams). And this rivalry between the Banu Umayya and the Banu Hashim would continue up until Islam and post Islam with the Abbasids and the Umayyads as well; that rivalry was established in his time.<text:line-break/><text:line-break/>And Hashim married a number of women. (Actually, almost all of these... [Of course, to marry multiple women was the norm.] And in fact, almost all of the ancestors of the Prophet SAW had multiple wives. Hashim also married multiple women). One of his wives, and the great-grandmother of the Prophet SAW was from Yathrib. And this was, without a doubt, something that Allah AWJ, of course, had planned: Why would a person from Makkah marry somebody from Yathrib? So that: 3 generations from them, the Prophet SAW would have distant third cousins amongst the Ansar. Abu Ayyub al-Ansari is one of them...right? So he would have distant cousins from the Ansar. So Hashim married from Yathrib; and he died on a trading trip to Ghazza; our Falastin brothers know this very well. And there is a masjid to this day called Masjid al-Sayyid Hashim, obviously. And that is why Ghazza is sometimes also called Ghazzatu Hashim...to this day. The Ghazza. The famous Ghazza.. The famous Gaza; Hashim is buried there. And the city is called the Ghazza of Hashim, to this day. Ghazzatu Hashim. And his masjid is over there. So he died far far away.<text:line-break/><text:line-break/>And his son then, -because his father had died-, his mother took his most important son to her hometown of Yathrib. And so the Prophet SAW's grandfather was raised in the very city he would migrate to. And this is of course without a doubt, Allah's qadr; Allah's plan. Otherwise, really, Yathrib and Makkah don't have those strong ties.<text:line-break/><text:line-break/><text:soft-page-break/>And of course, the Prophet SAW's grandfather, what's his name? Abdul Muttalib. But that's not his name. His name is Shaybat al-Hamd. Shaybat al-Hamd. Shayba is whitish hair that old people have. ~I'm getting it right now, Masha Allah, Tabarak Allah. Okay? I'm beginning my shayba right now~. Shayba is the whitish hair; ~Some of you, Masha Allah, Tabarak Allah...right? I'm not at that level yet. Others of you are hiding it, Masha Allah, Tabarak Allah as well..hhhh... okay. And others of you don't have to worry about anything, okay. Hahahaha, Masha Allah, you're the smartest one, Masha Allah~.<text:line-break/><text:line-break/>So Shayba is the whitish hair that you have when you're old. And of course some people, some kids, are born. There are some kids, they are just born. So he was born with the whitish streak. So they said: "this is the shayba of praise; shaybat al-hamd". So they called him Shaybat al-Hamd. And this was his name, Shaybat al-Hamd. He grew up in Yathrib because his father had passed away.<text:line-break/><text:line-break/>And his mother actually didn't even tell his uncles that she was pregnant; because she was worried that the child will be taken away. So when she was pregnant, her husband died, she went back to Yathrib. And then the child's born there, now she is happy, that it's safe. - Because you know, in those days, child custody goes to the stronger. And Quraish is the stronger. So she went back, she lived a quiet life.<text:line-break/><text:line-break/>One day, it is said that, the uncle of Shaybat al-Hamd, and his name is Muttalib (the uncle), was visiting Yathrib, and he saw Shaybat al-Hamd, and he said: "This is my blood."<text:line-break/><text:line-break/>Now, it's very true actually, that in those days, (and even now), they had this gift: of recognizing: 'this is not a Yathribite', 'this is not an Ansari', 'this is... a Qurashi'. He found out, turns out, "Oh this is the woman that my brother married"; so he realize: "This is my nephew."<text:line-break/><text:line-break/>And so he concocted a plot; long story. And he basically, literally, abducted the child, like, 'the relatives would not have let him go'. And he coaxed the child that 'your ancestors are so and so; you have a great lineage; you will reclaim your honor'. Some say that even the mother was convinced; others say even the mother did not know; but definitely, the uncles did not know; meaning. the uncles in Yathrib.<text:line-break/><text:line-break/>And he took the child and dashed away on the camel, and he rushed back to Makkah; and when the people saw him with a young lad, they assumed the young lad was a 'new slave' he had purchased; so that is why they called him, "Oh! Muttalib has an 'abd!" - "Abdul Muttalib". Muttalib is his uncle. Muttalib is his uncle. And the name stuck; and therefore he is called Abdul Muttalib.<text:line-break/><text:line-break/>And Abdul Muttalib, initially had a bit of a struggle with some of his uncles and cousins, because his father had died; and his uncles had taken the lion's share of the wealth; but Abdul Muttalib proved himself with his own uncles; and inherited his father's share of the grandfather's wealth. And managed to carve out for himself an entire legacy. And we're gonna just quickly gloss over the story out of Abdul Muttalib, even though it is very important, but this is a story that has been told and retold so many times, I'll just quickly mention the 3 main things that happened in his lifetime; and the details, unfortunately, I will have to just gloss over for this lecture, because we do not have time. (Actually, I'm condensing 2 lectures into 1; because we did 2 different lectures and they were not recorded).<text:line-break/><text:line-break/>The 3 main things that happened in the lifetime of Abdul Muttalib is:<text:line-break/><text:line-break/>#1: The rediscovery of zamzam.<text:line-break/><text:line-break/>#2: His vow to sacrifice Abdallah.<text:line-break/><text:line-break/><text:soft-page-break/>#3: The incident of Abraha and the elephants. And these are stories well known to every Muslim...right? But I'll just quickly gloss over them, especially details we do not know.<text:line-break/><text:line-break/>So we understand why zamzam was covered up. And how therefore did Abdul Muttalib discover zamzam? That: he saw it in a dream. Allah showed him in a dream. That: 'if you go to such and such a place next to this idol, between that stone and marker (because there was idols around the Ka'bah); if you go to this place and you dig, you will find zamzam'. Initially, he ignored the dream. But he kept on seeing it, seeing it, seeing it, until finally he realize: 'This is from Allah'.<text:line-break/><text:line-break/>And so, at the time, he only had one son, Harith. And Harith is his oldest son. And so his kunya is Abu al-Harith. Abdul Muttalib's kunya is Abu al-Harith.<text:line-break/><text:line-break/>And so he took his one son and himself, and he took a shovel than an axe, and began digging. And the Quraish, of course, are mocking him: "You think you're going to discover zamzam after we haven't found it for thirty four hundred years?" - And he kept on digging, digging, digging. Until he struck something far more precious than gold, far more precious than oil, he struck water. And as we all know the story, when the water began bubbling up, the Quraish surrounded him. His own relatives. And they said: "This is our property now." - And he refused and he said: "No. I discovered it. I have the rights". Now, again, it's not as if he's not going to give them water; but there comes power; and there comes prestige by claiming this. Both power and prestige. - And he knows this.<text:line-break/><text:line-break/>And they surround him. And war is about to break out; this is a civil....not of 'war', but I mean, you know, scuffle that might lead to death; and that's when he makes a vow to Allah, that: "O Allah, if you ever give me 10 sons to defend me, then I promise I'll sacrifice one for You". That's when he does this.<text:line-break/><text:line-break/>But they don't want to fight him. And so they agree to go to a fortune-teller who is their priestess (of course their religion is paganism... [so] who is their sheikh? who is their elder? it's a priestess) far far away; that's the senior most pagan....-you know-...whatever... like, -you know-, the Hindus have their pundits, whatever... so they have their hierarchy.<text:line-break/><text:line-break/>So they agreed they will go to such and such a lady.<text:line-break/><text:line-break/>And on the way there, they get lost actually; and they're about to die. On the way there; all of them, they're all cousins and relatives, they're all about to die. So much so that Abdul Muttalib says: "Each one of you should dig his own grave, because we're too weak to bury each other."<text:line-break/><text:line-break/>So they dig their own graves. And as Abdul Muttalib is digging his own grave, he strikes water again.<text:line-break/><text:line-break/>And so his cousins and distant Quraish said: "This is a sign from Allah, that the water is yours, because this water saved us." - So without going to the priestess, they then come back, and they voluntarily gave the rights of zamzam to Abdul Muttalib.<text:line-break/><text:line-break/>And then of course, as we all know, eventually, Abdul Muttalib has....how many children? How many children does Abdul Muttalib have?<text:line-break/><text:line-break/>*Brother answers*<text:line-break/><text:line-break/>15? 16? 18?<text:line-break/><text:line-break/><text:soft-page-break/>18. 18. 18. He has 18 children eventually. With, ma sha Allah, 5 or 6 women.<text:line-break/><text:line-break/>And so he has 12 sons and 6 daughters. 12 sons and 6 daughters. ~And to be honest, he probably had more than 12 sons and 6 daughters; because in those days, kids died in their youth~. But 12 sons who lived to become adults. And 6 daughters who lived to become adults.<text:line-break/><text:line-break/>And the ones that we are most familiar with, (we don't really know much about most of them, to be honest; they died even before the coming of the Prophet SAW; because remember, Abdallah was one of his youngest... not THE youngest, but one of his youngest sons...right?) So Harith actually died in the life of Abdul Muttalib. And the majority of his sons died, because Abdul Muttalib lived almost to the age of 100. Almost to the age of 100, he lived. That's a very old age, especially for that time; when the average age is probably 30, 40, 50 years old. So he lived almost to the age of 100.<text:line-break/><text:line-break/>So Harith was his eldest, and then Zubayr, Abdallah and Abu Talib were from the same mother. Zubayr, Abdallah and Abu Talib were from the same mother.<text:line-break/><text:line-break/>Then Abbas and Dhirar from another mother.<text:line-break/><text:line-break/>Then Hamzah and Muqawwam and Hajl from another mother.<text:line-break/><text:line-break/>And then Abu Lahab all by himself from one mother. Abu Lahab is by himself.<text:line-break/><text:line-break/>And he (Abdul Muttalib) has 6 daughters:<text:line-break/><text:line-break/>Sofiyyah (And of course Sofiyyah is the only one of his aunts who accepted Islam; as for the other aunts, we only know of 'Aatiqah, who was alive when the Prophet SAW began preaching; and then she simply disappears from the seerah; we don't know whether she accepted Islam; to be frank, most likely she didn't. That's what seems to be the case)<text:line-break/><text:line-break/>And then we have Ummi Hakim<text:line-break/><text:line-break/>And then we have Umaymah. (And Umaymah is the mother of Zaynab binti Jahsh; the cousin that he married. Zaynab binti Jahsh. How was she a cousin? Through Umaymah. So she was his father's sister's daughter...Okay?)<text:line-break/><text:line-break/>And then we have Arwa and Barrah.<text:line-break/><text:line-break/>These are the 6 daughters of Abdul Muttalib.<text:line-break/><text:line-break/>So, we all know the story. I'll quickly gloss over it that when all of these sons reach adulthood, he tells them to vow, and he says: "Look, I'm a man of my word; Allah blessed me; and I have to give one of you up to Allah, to sacrifice you." And that's when, as you know, he took Abdullah in front of the Ka'bah; and the Quraish said: "You cannot do this. He is the most beloved." Abdullah was probably 17 at the time (16 or 17). And so they said: "You know, why don't you go to such and such priestess (another of their elite priestesses), and see if there's a way out." And that is when the 100 camels was instituted (as you all know the story; I'll quickly gloss over that one). And this is when the life of a person became equivalent to 100 camels; which is still the Sharia to this day. That if you do a manslaughter or accidental murder or accidental manslaughter or intentional murder, you have to pay 100 camels as blood money. To this day. And if you want to do the modern equivalent, you literally <text:soft-page-break/>calculate the cost of a camel in US dollars; that's what the Sharia would say. And then you just put that price and say "that's the cost of a person's life" - if you accidentally kill somebody or whatnot. Where did this 100 camels come from? It comes from this incident, that the Sharia came and then confirmed it: that this is the price of one man: 100 camels.<text:line-break/><text:line-break/>And then the third and final story, which is the story of Abraha. Abraha was the governor of Yemen, under Najashi. So Najashi (not the same Najashi as the one that the Prophet SAW's sahaba emigrated to, but his father). Najashi had conquered some areas of Yemen. And he had sent his governor; and his governor's name was Abraha. So Abraha was the governor of the Najashi in Yemen.<text:line-break/><text:line-break/>And he saw his people, every year, go north. So he said: "Where are you guys going?" So they said: "We have to go do hajj."<text:line-break/><text:line-break/>He said: "Why? What is there." They said: "There's a House of Allah." So he said: "I will build you a house that is far better than any of your houses; and you will come for hajj under here."<text:line-break/><text:line-break/>So he built a massive cathedral (because they were Christians), and it was out of glass, and out of.... Can you imagine, in Arabia, to bring stained glass? - Because they had access to these architects and whatnot; and he built a cathedral in Yemen; the likes of which, he thought, would become the biggest temple of Christianity in the entire Arabian peninsula.<text:line-break/><text:line-break/>And he then said: "All of you have to come over here rather than going up north to the Ka'bah."<text:line-break/><text:line-break/>And when one of the Bedouin heard this, he went there; but he went there to relieve himself. Number 1 and number 2...right? And he went there and he did that.<text:line-break/><text:line-break/>And he (Abraha) became so angry, that he said: "As revenge, I will destroy this House, so people must come to my House." And that is why he gather together his army. (and of course because they were from Abyssinia, so they had elephants; otherwise, elephants did not live in the Arabian peninsula as natural beasts over there; but because he was from Africa, so he had a group of African elephants; and of course the people of Africa had trained the elephants to be instruments of war).<text:line-break/><text:line-break/>And this was when he marched to the Ka'bah; and he went with his army of around ~some say~ 8 ~and some say~ 20 elephants; and the chief elephant (by the way, his name was Mahmud. Mahmud was the name of the chief elephant.) And it is also said that: he hired an Arab guide to take him to the Ka'bah; and this guide, his name was Abu Rughal. Abu Rughal. And Abu Rughal became infamous for treachery; because to trade your honor for money, and to lead Abraha through the ways to get to the Ka'bah... And so there's an expression in Arabic (which I don't think the Arabs still use), they say: "More treacherous than Abu Rughal"; (I don't think you have this anymore, right?)<text:line-break/><text:line-break/>Okay. So this was common at the time of the Prophet SAW; and later on, this was a classical Arabic saying: "More treacherous than Abu Rughal". Abu Rughal is this person from that example.<text:line-break/><text:line-break/>And Abraha came with the entire army. As you know, when he got to Makkah, he captured the livestock of Abdul Muttalib, over 200 camels and sheep, which by the way shows you: Abdul Muttalib is a rich man now. Times have changed for the Quraish, Ma sha Allah, money is flowing in.<text:line-break/><text:line-break/>And you all know the story that Abdul Muttalib came. And this is where we read the description of Abdul Muttalib, that: He was a tall man (6 foot tall maybe; huge; far taller than any of the other Arabs), <text:soft-page-break/>and he was handsome and admirable. And there's no denying (and this is scientifically proven as well) that: those people who are handsome, or women who are beautiful, they actually get leadership positions. This is a scientific study. Qadr of Allah AWJ. You just automatically give a respect or whatnot to people who are looking better. Abdul Muttalib was one such person. Very handsome, very strong, very tall. He looked like a leader. So much so, it is said: when he entered into the tent, Abraha was in awe of this man; so tall and handsome; he actually stood up from his chair and sat down on the floor with Abdul Muttalib as a manner of respect; that "Abdul Muttalib, the chieftain of Makkah has come".<text:line-break/><text:line-break/>And he said, as you all know, the famous story, I'll go very quickly over it, that: He said to Abdul Muttalib: "I have no problem with you; you just get out of the city, and I'll destroy your House; and I have no problem with you guys." 'There's nothing personal, I just wanna destroy your House of Worship. There's nothing against you.' And that's when Abdul Muttalib said: "I didn't come to you to talk about The House. I didn't come to you to talk about the Ka'bah. I came to you to talk about my camels." And this is when  Abraha lost all respect for Abdul Muttalib. And he said: "I have come to destroy your Holy House; and you're coming to talk to me about your camels."<text:line-break/><text:line-break/>And by the way, this shows us, Subhaanallah, that even though Abdul Muttalib didn't come back with the right punch, he didn't come back with the one-liner yet, but what does it show? When you stand up for your principles, people will respect you. Even though both of them are different religions and pagans, but still, Abraha thought Abdul Muttalib is going to argue about his House. And so he is honoring him. Then when he say "I want my camels", he said: "I lost all respect for you." That's when Abdul Muttalib gives the one-liner punch, the upper right cut, and he says: "It's not my business; The House has a Lord who will protect it; and the camels have a lord, and it's my job to protect the camels"...right?<text:line-break/><text:line-break/>So because of this one-liner, Abraha gave the camels back. And that was when the Quraish left the city; after making lots of du'a; Abdul Muttalib is pleading in front of the Ka'bah, "O Allah, we cannot fight this army; they're too strong for us; they have these elephants; they have these thousand men; You take care of it"; and they then left to the mountains; and this is when they (the army of Abraha) faced Mahmud to the Ka'bah; and they are telling him (Mahmud) to go and go and go; and he would not go even if they whipped him, they beat him, they bled him, the elephant would not move. But whenever they turned him in any other direction, he would move in that direction. And that is why in the Treaty of Hudaibiyyah, when the Prophet SAW's camel stopped, what did he say? "Don't get angry at my camel. The Same One who stopped the elephant from entering Makkah has stopped my camel as well." 'There's a wisdom'...right?</text:p>
      <text:p text:style-name="P2">حبسها حابس الفيل</text:p>
      <text:p text:style-name="Standard">So Allah stopped the elephant from entering; and as they're debating what to do, that is when large birds came;</text:p>
      <text:p text:style-name="P1">وَأَرْسَلَ عَلَيْهِمْ طَيْرًا أَبَابِيلَ</text:p>
      <text:p text:style-name="P1">تَرْمِيهِمْ بِحِجَارَةٍ مِنْ سِجِّيلٍ</text:p>
      <text:p text:style-name="Standard">So stones from Jahannam; imagine stones from Jahannam in this world... they're coming. And in front of their eyes, every stone hits an animal, and a person, and he literally dissolves; his skin dissolves; and he becomes a pile of broken and molten flesh; in front of the eyes of the people of Quraish. And it is said that: Abraha himself suffered the worst fate; and they carried him back; and his skin is dissolving the entire way; and he dies right before reaching his home in Yemen. So he suffers the worst <text:soft-page-break/>punishment, that: ~he's just about there, and then he dies~. And he is buried over there.<text:line-break/><text:line-break/>And it is mentioned that the traces of the elephant still were there when the Prophet SAW was born. And one of the sahaba, his name is Qubas ibn Ashyam. Qubas ibn Ashyam has a very famous narration in Sunan al-Tirmidhi, where one of the early Umayyad caliph asks him, that: "Are you bigger, or the Prophet SAW is bigger?" (meaning, in age).</text:p>
      <text:p text:style-name="P2">أنت أكبر أم رسول الله صلى الله عليه وسلم؟</text:p>
      <text:p text:style-name="Standard">(And he means, in 'age'). So Qubas says:</text:p>
      <text:p text:style-name="P3"><text:span text:style-name="T2">هو</text:span><text:span text:style-name="T1">(</text:span><text:span text:style-name="T2">الرسول ص</text:span><text:span text:style-name="T1">) </text:span><text:span text:style-name="T2">أكبر مني ، وأنا ولدت قبله</text:span></text:p>
      <text:p text:style-name="Standard">"The Prophet SAW is bigger than me. But I was born before him."<text:line-break/><text:line-break/>Meaning: 'Don't say "are you 'bigger' or not" '.<text:line-break/><text:line-break/>"The Prophet SAW is 'bigger' than me. But I was born before him."<text:line-break/><text:line-break/>Why? Because "I remember my mother taking me and showing me the defecations of the elephants that had withered and become yellow. I saw the elephants and their defecations when I was a young boy." - So he is showing.... (and of course, the Prophet SAW was born in the Year of the Elephant); the fact that Qubas remembers this, (he is saying: I'm older than him), how did he prove he's older? : "I remember my mother showing me the remnants of the elephants."<text:line-break/><text:line-break/>And Aisha mentions and recalls that when she was a young child in Makkah; she remembered seeing one of the guides of the elephant that had come from Yemen who had been blinded and was living as a beggar (cursed obviously, to the end of his days), and begging the people for any morsel of food. So she says, "I remember one of the guys; he must have been a young man at the time; now he's an old man about to die, and he's still begging for food." This is punishment. Obviously, this is the worst punishment: that you're now blinded and you have no other means. So Aisha remembers seeing that.<text:line-break/><text:line-break/><text:line-break/><text:line-break/>To conclude: so the story ~especially~ of our lineage of the Prophet SAW proves very clearly, that: "something momentous is about to happen".<text:line-break/><text:line-break/>Every single person in the lineage of the Prophet SAW establishes something of momentous value. Whether it's economic; whether it's political; whether it's just a discovery of water. And clearly therefore, when we now understand why the Prophet SAW was chosen by Allah, and Allah chose his lineage in this manner, that: nobody in the world has a more noble and prestigious lineage; and that is why in the Battle of Hunayn, what did our Prophet SAW say?</text:p>
      <text:p text:style-name="P2">أنا النبي لا كذب ، أنا ابن عبد المطلب</text:p>
      <text:p text:style-name="Standard">"I am the Prophet, there's no doubt! I am the son of Abdul Muttalib!"<text:line-break/><text:line-break/>So he is invoking his lineage here - Because the Quraish were still new in Islam.<text:line-break/>And he's telling them: "I AM that grandson of the person you are so proud of"<text:line-break/><text:line-break/>And can you imagine, the prestige of Abdul Muttalib? That it is under his leadership: he makes du'a to Allah, and Allah sends the birds of Ababil; and he discovers zamzam - And so these prestige of Abdul Muttalib.... there was no chieftain in all of Arabia as prestigious as Abdul Muttalib. Not just because of <text:soft-page-break/>him; but because of his father, and grandfather, and great-grandfather. And so, to be born to the 'most beloved' son of Abdul Muttalib (that's Abdullah), to be born to the most beloved son; and to be raised by him for 8 years... So all of this is of course a 'preparing' for the Prophet SAW.<text:line-break/><text:line-break/>And also, we have over here as well the fact that, 2 of the ancestors of the Prophet SAW were ransomed off and saved. The first is the beginning of the chain: Ismail. And the second is the end of the chain: Abdullah.<text:line-break/><text:line-break/>So both the beginning and the end were ransomed off by Allah SWT; and this is clearly an indication that Allah AWJ is blessing this ancestry. And the fact that there's also some hidden wisdom here (some semi-mystical wisdom here) that: we have a Christian attacking a pagan; Abraha attacking Abdul Muttalib. And the Ka'bah is the subject of attack. And neither of them is able to defend (in fact, the one is attacking, and the other cannot defend); and Allah defends the Haram. And who was living in the Haram at the time? Aminah. And she must've been pregnant with our Prophet SAW.<text:line-break/><text:line-break/>So quite literally... (because he is born in the same year, a few months later); so this means Aminah, when the incident of fiil takes place, our Prophet SAW is literally in the womb of Aminah. So there is a huge symbolism here, that: Allah himself protects ~not just the Ka'bah~ but what else? Our Prophet SAW.<text:line-break/><text:line-break/>And this is, as if to indicate that: the Mushrikoon could not protect the Ka'bah; they're not worthy of the Ka'bah. So Allah SWT destroyed those who attempted to harm it, because there will come now somebody who will be worthy of the Ka'bah; the Quraish have not been worthy to the level they deserve. So somebody will now come; and that is our Prophet SAW, who purified it of its idols, who made it the qibla, and who returned it to the glory that it was (and that is the initial House that Ibrahim AS built).<text:line-break/><text:line-break/>And with that we come to the conclusion of our quick summary of 2 halaqas, ~in sha Allahu ta'aala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bir Ahmed</meta:initial-creator>
    <meta:creation-date>2018-03-10T17:56:19.249960134</meta:creation-date>
    <dc:date>2018-03-11T16:09:55.926591444</dc:date>
    <dc:creator>Zabir Ahmed</dc:creator>
    <meta:editing-duration>PT14M53S</meta:editing-duration>
    <meta:editing-cycles>10</meta:editing-cycles>
    <meta:generator>LibreOffice/6.0.2.1$Linux_X86_64 LibreOffice_project/f7f06a8f319e4b62f9bc5095aa112a65d2f3ac89</meta:generator>
    <dc:title>Seerah of Prophet Muhammad 5 - Genealogy &amp; Year of the Elephant</dc:title>
    <dc:subject>Seerah of Prophet Muhammad 5 - Genealogy &amp; Year of the Elephant</dc:subject>
    <dc:description>In this special episode Shaykh Dr. Yasir Qadhi discusses the genealogy of the Prophet (ṣallallāhu ‘alayhi wa sallam), the incident of the discover of the well of Zam Zam and the Year of the Elephant.

Note: We have identified that very early on in the talks of the Seerah of our Prophet (ṣallallāhu ‘alayhi wa sallam) an episode went missing and after much effort we were not able to locate this missing episode of the Seerah.

So in this special episode Shaykh Dr. Yasir Qadhi decided to go back and redo this episode last week in order to complete the series. As a result all later episodes following on from Part 5 have been renumbered to accommodate this missing episode. 

Join Shaykh Dr. Yasir Qadhi as he goes back to before the birth of the Prophet (ṣallallāhu ‘alayhi wa sallam) and discusses the 'Genealogy of the Prophet (ṣallallāhu ‘alayhi wa sallam) and the Year of the Elephant' in the Seerah of our Prophet (ṣallallāhu ‘alayhi wa sallam) Part 5. 

Watch the entire series here: https://www.youtube.com/playlist?list... Study the biography of the single greatest human being that ever walked the surface of this earth, whom Allah sent as a Mercy to Mankind. 

This lecture was recorded on 14th January 2015</dc:description>
    <meta:keyword>Seerah</meta:keyword>
    <meta:keyword>Prophet</meta:keyword>
    <meta:keyword>Muhammad (SM)</meta:keyword>
    <meta:keyword>Genealogy</meta:keyword>
    <meta:keyword>Elephant</meta:keyword>
    <meta:document-statistic meta:table-count="0" meta:image-count="0" meta:object-count="0" meta:page-count="22" meta:paragraph-count="46" meta:word-count="12735" meta:character-count="70730" meta:non-whitespace-character-count="57841"/>
    <meta:user-defined meta:name="Language">English</meta:user-defined>
    <meta:user-defined meta:name="Recorded date" meta:value-type="date">2015-01-14</meta:user-defined>
    <meta:user-defined meta:name="URL">https://www.youtube.com/watch?v=629isa8LujE</meta:user-defined>
  </office:meta>
</office:document-meta>
</file>